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Dingbats" svg:font-family="Dingbats" style:font-adornments="Standard" style:font-charset="x-symbol"/>
    <style:font-face style:name="OpenSymbol" svg:font-family="OpenSymbol" style:font-adornments="Standard" style:font-charset="x-symbol"/>
    <style:font-face style:name="Ionicons" svg:font-family="Ionicons" style:font-adornments="Standard"/>
    <style:font-face style:name="Social Circles1" svg:font-family="'Social Circles'"/>
    <style:font-face style:name="Social Circles" svg:font-family="'Social Circles'" style:font-adornments="Standard"/>
    <style:font-face style:name="Social Shapes" svg:font-family="'Social Shapes'" style:font-adornments="Standard"/>
    <style:font-face style:name="Tahoma1" svg:font-family="Tahoma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Noto Sans CJK SC Black" svg:font-family="'Noto Sans CJK SC Black'" style:font-family-generic="swiss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56d81"/>
    </style:style>
    <style:style style:name="P2" style:family="paragraph" style:parent-style-name="Standard">
      <style:paragraph-properties fo:line-height="100%"/>
      <style:text-properties fo:color="#336699" style:font-name="Social Circles" fo:font-size="32pt" fo:font-weight="normal" officeooo:rsid="001ee6ad" officeooo:paragraph-rsid="00202155" style:font-size-asian="32pt" style:font-weight-asian="normal" style:font-size-complex="32pt" style:font-weight-complex="normal"/>
    </style:style>
    <style:style style:name="P3" style:family="paragraph" style:parent-style-name="Standard">
      <style:paragraph-properties fo:line-height="100%"/>
      <style:text-properties fo:color="#336699" fo:font-size="32pt" fo:font-weight="normal" officeooo:rsid="001ee6ad" officeooo:paragraph-rsid="00202155" style:font-size-asian="32pt" style:font-weight-asian="normal" style:font-size-complex="32pt" style:font-weight-complex="normal"/>
    </style:style>
    <style:style style:name="P4" style:family="paragraph" style:parent-style-name="Standard">
      <style:paragraph-properties fo:line-height="100%"/>
      <style:text-properties fo:color="#336699" style:font-name="Liberation Serif" fo:font-size="32pt" fo:font-weight="normal" officeooo:rsid="00202155" officeooo:paragraph-rsid="00202155" style:font-size-asian="32pt" style:font-weight-asian="normal" style:font-size-complex="32pt" style:font-weight-complex="normal"/>
    </style:style>
    <style:style style:name="P5" style:family="paragraph" style:parent-style-name="Standard">
      <style:paragraph-properties fo:line-height="100%"/>
      <style:text-properties fo:color="#336699" style:font-name="Liberation Serif" fo:font-size="32pt" fo:font-weight="normal" officeooo:rsid="0022ba33" officeooo:paragraph-rsid="0022ba33" style:font-size-asian="32pt" style:font-weight-asian="normal" style:font-size-complex="32pt" style:font-weight-complex="normal"/>
    </style:style>
    <style:style style:name="P6" style:family="paragraph" style:parent-style-name="Standard">
      <style:paragraph-properties fo:line-height="100%"/>
      <style:text-properties fo:color="#336699" style:font-name="Liberation Serif" fo:font-size="24pt" fo:font-weight="normal" officeooo:rsid="00251335" officeooo:paragraph-rsid="00251335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line-height="100%"/>
      <style:text-properties fo:color="#336699" fo:font-size="24pt" fo:font-weight="normal" officeooo:rsid="0021d1e0" officeooo:paragraph-rsid="00202155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line-height="100%"/>
      <style:text-properties fo:color="#336699" style:font-name="Social Circles1" fo:font-size="32pt" fo:font-weight="normal" officeooo:rsid="00202155" officeooo:paragraph-rsid="001ee6ad" style:font-size-asian="32pt" style:font-weight-asian="normal" style:font-size-complex="32pt" style:font-weight-complex="normal"/>
    </style:style>
    <style:style style:name="P9" style:family="paragraph" style:parent-style-name="Standard">
      <style:paragraph-properties fo:line-height="100%"/>
      <style:text-properties fo:color="#336699" style:font-name="Social Circles1" fo:font-size="32pt" fo:font-weight="normal" officeooo:rsid="00202155" officeooo:paragraph-rsid="00202155" style:font-size-asian="32pt" style:font-weight-asian="normal" style:font-size-complex="32pt" style:font-weight-complex="normal"/>
    </style:style>
    <style:style style:name="P10" style:family="paragraph" style:parent-style-name="Standard">
      <style:paragraph-properties fo:line-height="100%"/>
      <style:text-properties fo:color="#336699" style:font-name="Social Shapes" fo:font-size="32pt" fo:font-weight="normal" officeooo:rsid="001ee6ad" officeooo:paragraph-rsid="00202155" style:font-size-asian="32pt" style:font-weight-asian="normal" style:font-size-complex="32pt" style:font-weight-complex="normal"/>
    </style:style>
    <style:style style:name="P11" style:family="paragraph" style:parent-style-name="Standard">
      <style:paragraph-properties fo:line-height="100%"/>
      <style:text-properties fo:color="#336699" style:font-name="Noto Sans Symbols" fo:font-size="24pt" fo:font-weight="normal" officeooo:rsid="0022ba33" officeooo:paragraph-rsid="00202155" style:font-name-asian="Noto Sans Symbols" style:font-size-asian="24pt" style:font-weight-asian="normal" style:font-name-complex="Noto Sans Symbols" style:font-size-complex="24pt" style:font-weight-complex="normal"/>
    </style:style>
    <style:style style:name="P12" style:family="paragraph" style:parent-style-name="Standard">
      <style:paragraph-properties fo:line-height="100%"/>
      <style:text-properties fo:color="#336699" style:font-name="wasy10" fo:font-size="24pt" fo:font-weight="normal" officeooo:rsid="0022ba33" officeooo:paragraph-rsid="00202155" style:font-name-asian="wasy10" style:font-size-asian="24pt" style:font-weight-asian="normal" style:font-name-complex="wasy10" style:font-size-complex="24pt" style:font-weight-complex="normal"/>
    </style:style>
    <style:style style:name="P13" style:family="paragraph" style:parent-style-name="Standard">
      <style:paragraph-properties fo:line-height="100%"/>
      <style:text-properties fo:color="#336699" style:font-name="wasy10" fo:font-size="24pt" fo:font-weight="normal" officeooo:rsid="0021d1e0" officeooo:paragraph-rsid="002a33fb" style:font-name-asian="wasy10" style:font-size-asian="24pt" style:font-weight-asian="normal" style:font-name-complex="wasy10" style:font-size-complex="24pt" style:font-weight-complex="normal"/>
    </style:style>
    <style:style style:name="P14" style:family="paragraph" style:parent-style-name="Standard">
      <style:paragraph-properties fo:line-height="100%"/>
      <style:text-properties fo:color="#336699" style:font-name="wasy10" fo:font-size="24pt" fo:font-weight="normal" officeooo:rsid="002d81f0" officeooo:paragraph-rsid="002a33fb" style:font-name-asian="wasy10" style:font-size-asian="24pt" style:font-weight-asian="normal" style:font-name-complex="wasy10" style:font-size-complex="24pt" style:font-weight-complex="normal"/>
    </style:style>
    <style:style style:name="P15" style:family="paragraph" style:parent-style-name="Standard">
      <style:paragraph-properties fo:line-height="100%"/>
      <style:text-properties fo:color="#336699" style:font-name="wasy10" fo:font-size="20pt" fo:font-weight="normal" officeooo:rsid="002839bd" officeooo:paragraph-rsid="00298eb7" style:font-name-asian="wasy10" style:font-size-asian="20pt" style:font-weight-asian="normal" style:font-name-complex="wasy10" style:font-size-complex="20pt" style:font-weight-complex="normal"/>
    </style:style>
    <style:style style:name="P16" style:family="paragraph" style:parent-style-name="Standard">
      <style:paragraph-properties fo:line-height="100%"/>
      <style:text-properties fo:color="#336699" style:font-name="wasy10" fo:font-size="20pt" fo:font-weight="normal" officeooo:rsid="002a33fb" officeooo:paragraph-rsid="002a33fb" style:font-name-asian="wasy10" style:font-size-asian="20pt" style:font-weight-asian="normal" style:font-name-complex="wasy10" style:font-size-complex="20pt" style:font-weight-complex="normal"/>
    </style:style>
    <style:style style:name="P17" style:family="paragraph" style:parent-style-name="Standard">
      <style:paragraph-properties fo:line-height="100%"/>
      <style:text-properties fo:color="#336699" style:font-name="Liberation Serif" fo:font-size="20pt" fo:font-weight="normal" officeooo:rsid="002839bd" officeooo:paragraph-rsid="002839bd" style:font-name-asian="wasy10" style:font-size-asian="20pt" style:font-weight-asian="normal" style:font-name-complex="wasy10" style:font-size-complex="20pt" style:font-weight-complex="normal"/>
    </style:style>
    <style:style style:name="P18" style:family="paragraph" style:parent-style-name="Standard" style:master-page-name="First_20_Page">
      <style:paragraph-properties fo:line-height="100%" style:page-number="auto"/>
      <style:text-properties fo:color="#336699" style:font-name="Social Circles" fo:font-size="32pt" fo:font-weight="normal" officeooo:rsid="001ee6ad" officeooo:paragraph-rsid="001ee6ad" style:font-size-asian="32pt" style:font-weight-asian="normal" style:font-size-complex="32pt" style:font-weight-complex="normal"/>
    </style:style>
    <style:style style:name="T1" style:family="text">
      <style:text-properties style:font-name="Social Circles" officeooo:rsid="00202155"/>
    </style:style>
    <style:style style:name="T2" style:family="text">
      <style:text-properties style:font-name="Social Shapes"/>
    </style:style>
    <style:style style:name="T3" style:family="text">
      <style:text-properties style:font-name="Liberation Serif" officeooo:rsid="00202155"/>
    </style:style>
    <style:style style:name="T4" style:family="text">
      <style:text-properties style:font-name="Social Circles1" officeooo:rsid="00202155"/>
    </style:style>
    <style:style style:name="T5" style:family="text">
      <style:text-properties style:font-name="Noto Sans Symbols" style:font-name-asian="Noto Sans Symbols" style:font-name-complex="Noto Sans Symbols"/>
    </style:style>
    <style:style style:name="T6" style:family="text">
      <style:text-properties style:font-name="Noto Sans Symbols" officeooo:rsid="0022ba33" style:font-name-asian="Noto Sans Symbols" style:font-name-complex="Noto Sans Symbols"/>
    </style:style>
    <style:style style:name="T7" style:family="text">
      <style:text-properties style:font-name="Noto Sans Symbols" officeooo:rsid="002b8d75" style:font-name-asian="Noto Sans Symbols" style:font-name-complex="Noto Sans Symbols"/>
    </style:style>
    <style:style style:name="T8" style:family="text">
      <style:text-properties style:font-name="Noto Sans Symbols" officeooo:rsid="002cb1cb" style:font-name-asian="Noto Sans Symbols" style:font-name-complex="Noto Sans Symbols"/>
    </style:style>
    <style:style style:name="T9" style:family="text">
      <style:text-properties style:font-name-asian="Noto Sans Symbols" style:font-name-complex="Noto Sans Symbols"/>
    </style:style>
    <style:style style:name="T10" style:family="text">
      <style:text-properties officeooo:rsid="0022ba33" style:font-name-asian="Noto Sans Symbols" style:font-name-complex="Noto Sans Symbols"/>
    </style:style>
    <style:style style:name="T11" style:family="text">
      <style:text-properties style:font-name="Ionicons" style:font-name-asian="Ionicons" style:font-name-complex="Ionicons"/>
    </style:style>
    <style:style style:name="T12" style:family="text">
      <style:text-properties style:font-name-asian="Ionicons" style:font-name-complex="Ionicons"/>
    </style:style>
    <style:style style:name="T13" style:family="text">
      <style:text-properties style:font-name="Noto Sans Symbols" officeooo:rsid="002b8d75" style:font-name-asian="Noto Sans Symbols" style:font-name-complex="Noto Sans Symbols"/>
    </style:style>
    <style:style style:name="T14" style:family="text">
      <style:text-properties style:font-name="Noto Sans Symbols" officeooo:rsid="002cb1cb" style:font-name-asian="Noto Sans Symbols" style:font-name-complex="Noto Sans Symbols"/>
    </style:style>
    <style:style style:name="T15" style:family="text">
      <style:text-properties officeooo:rsid="002cb1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o.name" text:name="py3o.o.name"/>
        <text:user-field-decl office:value-type="float" office:value="0" text:name="py3o.o.date_order"/>
        <text:user-field-decl office:value-type="string" office:string-value="o.partner_id.name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</text:user-field-decls>
      <text:p text:style-name="P18">% F G T</text:p>
      <text:p text:style-name="P8">sWjp</text:p>
      <text:p text:style-name="P4">Social circle</text:p>
      <text:p text:style-name="P2">&amp;fgt<text:span text:style-name="T1">o</text:span><text:span text:style-name="T4">wa</text:span></text:p>
      <text:p text:style-name="P9"/>
      <text:p text:style-name="P3"><text:span text:style-name="T3">Social Shapes</text:span><text:span text:style-name="T2"> <text:s text:c="2"/></text:span></text:p>
      <text:p text:style-name="P10">!"#$(</text:p>
      <text:p text:style-name="P10"/>
      <text:p text:style-name="P5">Noto sans symbols</text:p>
      <text:p text:style-name="P7"><text:span text:style-name="T5">☎⛟✔✐</text:span><text:span text:style-name="T6">✘❎✪</text:span></text:p>
      <text:p text:style-name="P11"/>
      <text:p text:style-name="P6"><text:span text:style-name="T9">OpenSymbol &amp; </text:span><text:span text:style-name="T10">O</text:span><text:span text:style-name="T9">thers</text:span></text:p>
      <text:p text:style-name="P12">✈☎▓</text:p>
      <text:p text:style-name="P17"><text:span text:style-name="T12">Ionicons</text:span></text:p>
      <text:p text:style-name="P15"><text:span text:style-name="T11"></text:span></text:p>
      <text:p text:style-name="P15"><text:span text:style-name="T11"/></text:p>
      <text:p text:style-name="P16"><text:span text:style-name="T11">Unicode</text:span></text:p>
      <text:p text:style-name="P13"><text:span text:style-name="T5">☎⛟✔✐</text:span><text:span text:style-name="T6">✘❎✪ </text:span><text:span text:style-name="T7">⛟✉✎⛒✆🅕🆃☎☗☏☁⎙⍯⌸⌨⌦⌹⌻⌾⎗⏍⚅⚌⚓𐇑</text:span><text:span text:style-name="T8">𐇒𐇗𐇖𝍣🜸🜨</text:span></text:p>
      <text:p text:style-name="P14"><text:span text:style-name="T8">𝄜𝄝𝄘𝄙⌾⍟🂠</text:span></text:p>
      <text:p text:style-name="P1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adornments="Standard" style:font-charset="x-symbol"/>
    <style:font-face style:name="OpenSymbol" svg:font-family="OpenSymbol" style:font-adornments="Standard" style:font-charset="x-symbol"/>
    <style:font-face style:name="Ionicons" svg:font-family="Ionicons" style:font-adornments="Standard"/>
    <style:font-face style:name="Social Circles1" svg:font-family="'Social Circles'"/>
    <style:font-face style:name="Social Circles" svg:font-family="'Social Circles'" style:font-adornments="Standard"/>
    <style:font-face style:name="Social Shapes" svg:font-family="'Social Shapes'" style:font-adornments="Standard"/>
    <style:font-face style:name="Tahoma1" svg:font-family="Tahoma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Noto Sans CJK SC Black" svg:font-family="'Noto Sans CJK SC Black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cm" fo:margin-right="0cm" fo:margin-top="0.635cm" fo:margin-bottom="0cm" loext:contextual-spacing="false" fo:text-indent="0cm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635cm" fo:margin-bottom="0.635cm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635cm" fo:margin-bottom="0.635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officeooo:paragraph-rsid="00156d81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Invoice 1</dc:title>
    <dc:description>Template created by Sun Microsystems</dc:description>
    <meta:creation-date>2016-07-12T16:58:29.709902286</meta:creation-date>
    <dc:language>de-DE</dc:language>
    <meta:editing-cycles>28</meta:editing-cycles>
    <meta:editing-duration>PT2H47M21S</meta:editing-duration>
    <meta:keyword>business</meta:keyword>
    <meta:keyword>finances</meta:keyword>
    <dc:subject>Template for an invoice - Design "Gray Simplicity"</dc:subject>
    <dc:date>2017-04-01T18:00:10.174808874</dc:date>
    <meta:document-statistic meta:table-count="0" meta:image-count="0" meta:object-count="0" meta:page-count="1" meta:paragraph-count="18" meta:word-count="83" meta:character-count="225" meta:non-whitespace-character-count="210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